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1" svg:font-family="'Noto Sans'" style:font-adornments="Bold" style:font-family-generic="swiss" style:font-pitch="variable"/>
    <style:font-face style:name="Noto Sans" svg:font-family="'Noto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text-properties officeooo:rsid="00e598cd" officeooo:paragraph-rsid="00ea0428"/>
    </style:style>
    <style:style style:name="P2" style:family="paragraph" style:parent-style-name="Text_20_body">
      <style:text-properties officeooo:rsid="00e598cd" officeooo:paragraph-rsid="00f0fd6e"/>
    </style:style>
    <style:style style:name="P3" style:family="paragraph" style:parent-style-name="Text_20_body">
      <style:text-properties officeooo:rsid="00e598cd" officeooo:paragraph-rsid="011dc595"/>
    </style:style>
    <style:style style:name="P4" style:family="paragraph" style:parent-style-name="Text_20_body">
      <style:text-properties officeooo:rsid="00f4c05a" officeooo:paragraph-rsid="00f4c05a"/>
    </style:style>
    <style:style style:name="P5" style:family="paragraph" style:parent-style-name="Text_20_body">
      <style:text-properties fo:font-size="7pt" officeooo:rsid="00758099" officeooo:paragraph-rsid="011bed83" style:font-size-asian="7pt" style:font-size-complex="7pt"/>
    </style:style>
    <style:style style:name="P6" style:family="paragraph" style:parent-style-name="Text_20_body">
      <style:text-properties fo:font-size="8pt" officeooo:rsid="01118ebf" officeooo:paragraph-rsid="00f4c05a" style:font-size-asian="8pt" style:font-size-complex="8pt"/>
    </style:style>
    <style:style style:name="P7" style:family="paragraph" style:parent-style-name="Text_20_body" style:list-style-name="L1">
      <style:text-properties officeooo:rsid="00e598cd" officeooo:paragraph-rsid="011dc595"/>
    </style:style>
    <style:style style:name="P8" style:family="paragraph" style:parent-style-name="Text_20_body" style:list-style-name="L1">
      <style:text-properties officeooo:rsid="00e598cd" officeooo:paragraph-rsid="00f4c05a"/>
    </style:style>
    <style:style style:name="P9" style:family="paragraph" style:parent-style-name="Text_20_body" style:list-style-name="L1">
      <style:text-properties officeooo:rsid="00e598cd" officeooo:paragraph-rsid="00ea0428"/>
    </style:style>
    <style:style style:name="P10" style:family="paragraph" style:parent-style-name="Text_20_body" style:list-style-name="L1">
      <style:text-properties officeooo:rsid="00e598cd" officeooo:paragraph-rsid="0103f66f"/>
    </style:style>
    <style:style style:name="P11" style:family="paragraph" style:parent-style-name="Text_20_body" style:list-style-name="L1">
      <style:text-properties officeooo:rsid="011dc595" officeooo:paragraph-rsid="011dc595"/>
    </style:style>
    <style:style style:name="P12" style:family="paragraph" style:parent-style-name="Text_20_body">
      <style:text-properties fo:font-size="7pt" officeooo:rsid="01118ebf" officeooo:paragraph-rsid="00f4c05a" style:font-size-asian="7pt" style:font-size-complex="7pt"/>
    </style:style>
    <style:style style:name="P13" style:family="paragraph" style:parent-style-name="Preformatted_20_Text">
      <style:text-properties fo:font-size="7pt" officeooo:rsid="01118ebf" officeooo:paragraph-rsid="00f4c05a" style:font-size-asian="7pt" style:font-size-complex="7pt"/>
    </style:style>
    <style:style style:name="P14" style:family="paragraph" style:parent-style-name="Preformatted_20_Text">
      <style:paragraph-properties fo:margin-left="0in" fo:margin-right="0in" fo:margin-top="0in" fo:margin-bottom="0in" loext:contextual-spacing="false" fo:text-indent="0in" style:auto-text-indent="false"/>
      <style:text-properties fo:font-size="7pt" style:font-size-asian="7pt" style:font-size-complex="7pt"/>
    </style:style>
    <style:style style:name="T1" style:family="text">
      <style:text-properties officeooo:rsid="00e91d1a"/>
    </style:style>
    <style:style style:name="T2" style:family="text">
      <style:text-properties officeooo:rsid="00f0fd6e"/>
    </style:style>
    <style:style style:name="T3" style:family="text">
      <style:text-properties officeooo:rsid="00f8cc3f"/>
    </style:style>
    <style:style style:name="T4" style:family="text">
      <style:text-properties officeooo:rsid="00fa49af"/>
    </style:style>
    <style:style style:name="T5" style:family="text">
      <style:text-properties officeooo:rsid="00fc374f"/>
    </style:style>
    <style:style style:name="T6" style:family="text">
      <style:text-properties officeooo:rsid="00fde1c5"/>
    </style:style>
    <style:style style:name="T7" style:family="text">
      <style:text-properties officeooo:rsid="00ffbcfe"/>
    </style:style>
    <style:style style:name="T8" style:family="text">
      <style:text-properties officeooo:rsid="0109c0eb"/>
    </style:style>
    <style:style style:name="T9" style:family="text">
      <style:text-properties officeooo:rsid="011dc595"/>
    </style:style>
    <style:style style:name="T10" style:family="text">
      <style:text-properties fo:color="#c0c0c0"/>
    </style:style>
    <style:style style:name="T11" style:family="text">
      <style:text-properties fo:color="#008000"/>
    </style:style>
    <style:style style:name="T12" style:family="text">
      <style:text-properties officeooo:rsid="011edec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JSON configuration</text:h>
      <text:p text:style-name="P5">190<text:span text:style-name="T1">917</text:span>, updated <text:span text:style-name="T12">31</text:span>.<text:span text:style-name="T12">10</text:span>.2019/pekka</text:p>
      <text:p text:style-name="P3"><text:span text:style-name="T2">W</text:span>e <text:span text:style-name="T8">specify hardware configuration </text:span>as JSON and then generate the C file automatically by <text:span text:style-name="T9">shell script cpins.sh</text:span>. <text:span text:style-name="T9">The cpins.sh calls python script /coderoot/pins/scripts/pins-to-c/pins-to-c.py.</text:span></text:p>
      <text:p text:style-name="P3"/>
      <text:p text:style-name="P3">Simple case: <text:span text:style-name="T9">LED_BUILTIN</text:span> binary output turns on <text:span text:style-name="T9">the build in LED on IO board</text:span>. <text:s/><text:span text:style-name="T8">The example IO application is called “jane” and example hardware it runs on is named “carol” (ESP32 development board).</text:span></text:p>
      <text:p text:style-name="P2"/>
      <text:list xml:id="list4054530379" text:style-name="L1">
        <text:list-item>
          <text:p text:style-name="P7"><text:span text:style-name="T6">T</text:span>he <text:span text:style-name="T9">LED_BUILTIN</text:span> <text:span text:style-name="T6">output is mapped to specific IO pin </text:span>by <text:span text:style-name="T9">GPIO pin number</text:span>, or bank number and pin <text:span text:style-name="T5">number </text:span>within bank. <text:span text:style-name="T5">W</text:span>e may <text:span text:style-name="T5">also </text:span>have some <text:span text:style-name="T5">attributes</text:span> <text:span text:style-name="T5">for </text:span>IO <text:span text:style-name="T5">pin</text:span>. <text:span text:style-name="T6">For example SERVO PWM has frequency, resolution, initial value, etc.</text:span></text:p>
        </text:list-item>
        <text:list-item>
          <text:p text:style-name="P8">So one pin <text:span text:style-name="T7">(</text:span>or more generally IO item <text:span text:style-name="T7">since we can include timers etc)</text:span>, <text:span text:style-name="T7">is </text:span>configured by <text:span text:style-name="T9">name, address and and various </text:span>parameters. </text:p>
        </text:list-item>
        <text:list-item>
          <text:p text:style-name="P11">Group attribute can be used to generate groups of pins.</text:p>
        </text:list-item>
        <text:list-item>
          <text:p text:style-name="P9"><text:span text:style-name="T4">Attribute values excluding group </text:span>are always integers.</text:p>
        </text:list-item>
        <text:list-item>
          <text:p text:style-name="P10">Some parameters can be changed while the code runs. </text:p>
        </text:list-item>
      </text:list>
      <text:p text:style-name="P1"/>
      <text:p text:style-name="P4"><text:span text:style-name="T3">As JSON t</text:span>his <text:span text:style-name="T3">pin setup </text:span>would look something like:</text:p>
      <text:p text:style-name="P13">{</text:p>
      <text:p text:style-name="P14"><text:span text:style-name="T10"><text:s text:c="2"/></text:span><text:span text:style-name="T11">"io"</text:span>:<text:span text:style-name="T10"> </text:span>[{</text:p>
      <text:p text:style-name="P14"><text:span text:style-name="T10"><text:s text:c="4"/></text:span><text:span text:style-name="T11">"name"</text:span>:<text:span text:style-name="T10"> </text:span><text:span text:style-name="T11">"jane"</text:span>,</text:p>
      <text:p text:style-name="P14"><text:span text:style-name="T10"><text:s text:c="4"/></text:span><text:span text:style-name="T11">"title"</text:span>:<text:span text:style-name="T10"> </text:span><text:span text:style-name="T11">"IO</text:span><text:span text:style-name="T10"> </text:span><text:span text:style-name="T11">pin</text:span><text:span text:style-name="T10"> </text:span><text:span text:style-name="T11">setup</text:span><text:span text:style-name="T10"> </text:span><text:span text:style-name="T11">for</text:span><text:span text:style-name="T10"> </text:span><text:span text:style-name="T11">'jane'</text:span><text:span text:style-name="T10"> </text:span><text:span text:style-name="T11">application</text:span><text:span text:style-name="T10"> </text:span><text:span text:style-name="T11">on</text:span><text:span text:style-name="T10"> </text:span><text:span text:style-name="T11">'carol'</text:span><text:span text:style-name="T10"> </text:span><text:span text:style-name="T11">hardware"</text:span>,</text:p>
      <text:p text:style-name="P14"><text:span text:style-name="T10"><text:s text:c="4"/></text:span><text:span text:style-name="T11">"groups"</text:span>:<text:span text:style-name="T10"> </text:span>[</text:p>
      <text:p text:style-name="P14"><text:span text:style-name="T10"><text:s text:c="6"/></text:span>{</text:p>
      <text:p text:style-name="P14"><text:span text:style-name="T10"><text:s text:c="8"/></text:span><text:span text:style-name="T11">"name"</text:span>:<text:span text:style-name="T10"> </text:span><text:span text:style-name="T11">"inputs"</text:span>,</text:p>
      <text:p text:style-name="P14"><text:span text:style-name="T10"><text:s text:c="8"/></text:span><text:span text:style-name="T11">"pins"</text:span>:<text:span text:style-name="T10"> </text:span>[</text:p>
      <text:p text:style-name="P14"><text:span text:style-name="T10"><text:s text:c="10"/></text:span>{<text:span text:style-name="T11">"name"</text:span>:<text:span text:style-name="T10"> </text:span><text:span text:style-name="T11">"DIP_SWITCH_3"</text:span>,<text:span text:style-name="T10"> </text:span><text:span text:style-name="T11">"addr"</text:span>:<text:span text:style-name="T10"> </text:span>34,<text:span text:style-name="T10"> </text:span><text:span text:style-name="T11">"pull-up"</text:span>:<text:span text:style-name="T10"> </text:span>1},</text:p>
      <text:p text:style-name="P14"><text:span text:style-name="T10"><text:s text:c="10"/></text:span>{<text:span text:style-name="T11">"name"</text:span>:<text:span text:style-name="T10"> </text:span><text:span text:style-name="T11">"DIP_SWITCH_4"</text:span>,<text:span text:style-name="T10"> </text:span><text:span text:style-name="T11">"addr"</text:span>:<text:span text:style-name="T10"> </text:span>35},</text:p>
      <text:p text:style-name="P14"><text:span text:style-name="T10"><text:s text:c="10"/></text:span>{<text:span text:style-name="T11">"name"</text:span>:<text:span text:style-name="T10"> </text:span><text:span text:style-name="T11">"TOUCH_SENSOR"</text:span>,<text:span text:style-name="T10"> </text:span><text:span text:style-name="T11">"addr"</text:span>:<text:span text:style-name="T10"> </text:span>4,<text:span text:style-name="T10"> </text:span><text:span text:style-name="T11">"touch"</text:span>:<text:span text:style-name="T10"> </text:span>1}</text:p>
      <text:p text:style-name="P14"><text:span text:style-name="T10"><text:s text:c="8"/></text:span>]</text:p>
      <text:p text:style-name="P14"><text:span text:style-name="T10"><text:s text:c="6"/></text:span>},</text:p>
      <text:p text:style-name="P14"><text:span text:style-name="T10"><text:s text:c="6"/></text:span>{</text:p>
      <text:p text:style-name="P14"><text:span text:style-name="T10"><text:s text:c="8"/></text:span><text:span text:style-name="T11">"name"</text:span>:<text:span text:style-name="T10"> </text:span><text:span text:style-name="T11">"outputs"</text:span>,</text:p>
      <text:p text:style-name="P14"><text:span text:style-name="T10"><text:s text:c="8"/></text:span><text:span text:style-name="T11">"pins"</text:span>:<text:span text:style-name="T10"> </text:span>[</text:p>
      <text:p text:style-name="P14"><text:span text:style-name="T10"><text:s text:c="10"/></text:span>{<text:span text:style-name="T11">"name"</text:span>:<text:span text:style-name="T10"> </text:span><text:span text:style-name="T11">"LED_BUILTIN"</text:span>,<text:span text:style-name="T10"> </text:span><text:span text:style-name="T11">"addr"</text:span>:<text:span text:style-name="T10"> </text:span>2}</text:p>
      <text:p text:style-name="P14"><text:span text:style-name="T10"><text:s text:c="8"/></text:span>]</text:p>
      <text:p text:style-name="P14"><text:span text:style-name="T10"><text:s text:c="6"/></text:span>},</text:p>
      <text:p text:style-name="P14"><text:span text:style-name="T10"><text:s text:c="6"/></text:span>{</text:p>
      <text:p text:style-name="P14"><text:span text:style-name="T10"><text:s text:c="8"/></text:span><text:span text:style-name="T11">"name"</text:span>:<text:span text:style-name="T10"> </text:span><text:span text:style-name="T11">"analog_inputs"</text:span>,</text:p>
      <text:p text:style-name="P14"><text:span text:style-name="T10"><text:s text:c="8"/></text:span><text:span text:style-name="T11">"pins"</text:span>:<text:span text:style-name="T10"> </text:span>[</text:p>
      <text:p text:style-name="P14"><text:span text:style-name="T10"><text:s text:c="10"/></text:span>{<text:span text:style-name="T11">"name"</text:span>:<text:span text:style-name="T10"> </text:span><text:span text:style-name="T11">"POTENTIOMETER"</text:span>,<text:span text:style-name="T10"> </text:span><text:span text:style-name="T11">"addr"</text:span>:<text:span text:style-name="T10"> </text:span>25,<text:span text:style-name="T10"> </text:span><text:span text:style-name="T11">"speed"</text:span>:<text:span text:style-name="T10"> </text:span>3,<text:span text:style-name="T10"> </text:span><text:span text:style-name="T11">"delay"</text:span>:<text:span text:style-name="T10"> </text:span>11,<text:span text:style-name="T10"> </text:span><text:span text:style-name="T11">"max"</text:span>:<text:span text:style-name="T10"> </text:span>4095}</text:p>
      <text:p text:style-name="P14"><text:span text:style-name="T10"><text:s text:c="8"/></text:span>]</text:p>
      <text:p text:style-name="P14"><text:span text:style-name="T10"><text:s text:c="6"/></text:span>},</text:p>
      <text:p text:style-name="P14"><text:span text:style-name="T10"><text:s text:c="6"/></text:span>{</text:p>
      <text:p text:style-name="P14"><text:span text:style-name="T10"><text:s text:c="8"/></text:span><text:span text:style-name="T11">"name"</text:span>:<text:span text:style-name="T10"> </text:span><text:span text:style-name="T11">"pwm"</text:span>,</text:p>
      <text:p text:style-name="P14"><text:span text:style-name="T10"><text:s text:c="8"/></text:span><text:span text:style-name="T11">"pins"</text:span>:<text:span text:style-name="T10"> </text:span>[</text:p>
      <text:p text:style-name="P14"><text:span text:style-name="T10"><text:s text:c="10"/></text:span>{<text:span text:style-name="T11">"name"</text:span>:<text:span text:style-name="T10"> </text:span><text:span text:style-name="T11">"SERVO"</text:span>,<text:span text:style-name="T10"> </text:span><text:span text:style-name="T11">"bank"</text:span>:<text:span text:style-name="T10"> </text:span>0,<text:span text:style-name="T10"> </text:span><text:span text:style-name="T11">"addr"</text:span>:<text:span text:style-name="T10"> </text:span>32,<text:span text:style-name="T10"> </text:span><text:span text:style-name="T11">"frequency"</text:span>:<text:span text:style-name="T10"> </text:span>50,<text:span text:style-name="T10"> </text:span><text:span text:style-name="T11">"resolution"</text:span>:<text:span text:style-name="T10"> </text:span>12,<text:span text:style-name="T10"> </text:span><text:span text:style-name="T11">"init"</text:span>:<text:span text:style-name="T10"> </text:span>2048,<text:span text:style-name="T10"> </text:span><text:span text:style-name="T11">"max"</text:span>:<text:span text:style-name="T10"> </text:span>4095},</text:p>
      <text:p text:style-name="P14"><text:span text:style-name="T10"><text:s text:c="10"/></text:span>{<text:span text:style-name="T11">"name"</text:span>:<text:span text:style-name="T10"> </text:span><text:span text:style-name="T11">"DIMMER_LED"</text:span>,<text:span text:style-name="T10"> </text:span><text:span text:style-name="T11">"bank"</text:span>:<text:span text:style-name="T10"> </text:span>1,<text:span text:style-name="T10"> </text:span><text:span text:style-name="T11">"addr"</text:span>:<text:span text:style-name="T10"> </text:span>33,<text:span text:style-name="T10"> </text:span><text:span text:style-name="T11">"frequency"</text:span>:<text:span text:style-name="T10"> </text:span>5000,<text:span text:style-name="T10"> </text:span><text:span text:style-name="T11">"resolution"</text:span>:<text:span text:style-name="T10"> </text:span>12,<text:span text:style-name="T10"> </text:span><text:span text:style-name="T11">"init"</text:span>:<text:span text:style-name="T10"> </text:span>0,<text:span text:style-name="T10"> </text:span><text:span text:style-name="T11">"max"</text:span>:<text:span text:style-name="T10"> </text:span>4095}</text:p>
      <text:p text:style-name="P14"><text:span text:style-name="T10"><text:s text:c="8"/></text:span>]</text:p>
      <text:p text:style-name="P14"><text:span text:style-name="T10"><text:s text:c="6"/></text:span>}</text:p>
      <text:p text:style-name="P14"><text:span text:style-name="T10"><text:s text:c="4"/></text:span>]</text:p>
      <text:p text:style-name="P14"><text:span text:style-name="T10"><text:s text:c="2"/></text:span>}]</text:p>
      <text:p text:style-name="P14">}</text:p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1" svg:font-family="'Noto Sans'" style:font-adornments="Bold" style:font-family-generic="swiss" style:font-pitch="variable"/>
    <style:font-face style:name="Noto Sans" svg:font-family="'Noto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Noto Sans" fo:font-family="'Noto Sans'" style:font-style-name="Regular" style:font-family-generic="swiss" style:font-pitch="variable" fo:font-size="10.5pt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in" loext:contextual-spacing="false" fo:line-height="105%"/>
      <style:text-properties fo:font-size="10.5pt" style:font-size-asian="10.5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701in" fo:margin-bottom="0.0402in" loext:contextual-spacing="false" fo:text-indent="0in" style:auto-text-indent="false"/>
      <style:text-properties style:font-name="Noto Sans1" fo:font-family="'Noto Sans'" style:font-style-name="Bold" style:font-family-generic="swiss" style:font-pitch="variable" fo:font-size="14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402in" fo:margin-bottom="0.0299in" loext:contextual-spacing="false" fo:text-indent="0in" style:auto-text-indent="false"/>
      <style:text-properties style:font-name="Noto Sans1" fo:font-family="'Noto Sans'" style:font-style-name="Bold" style:font-family-generic="swiss" style:font-pitch="variable" fo:font-size="13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1in" fo:margin-bottom="0.0299in" loext:contextual-spacing="false" fo:text-indent="0in" style:auto-text-indent="false"/>
      <style:text-properties fo:font-size="10.5pt" fo:font-weight="bold" style:font-size-asian="101%" style:font-weight-asian="bold" style:font-size-complex="101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7T17:01:06.053858073</meta:creation-date>
    <dc:date>2019-10-31T12:40:28.155756399</dc:date>
    <meta:editing-duration>P2DT10H39M19S</meta:editing-duration>
    <meta:editing-cycles>235</meta:editing-cycles>
    <meta:generator>LibreOffice/6.2.4.2$Linux_X86_64 LibreOffice_project/20$Build-2</meta:generator>
    <meta:document-statistic meta:table-count="0" meta:image-count="0" meta:object-count="0" meta:page-count="1" meta:paragraph-count="45" meta:word-count="270" meta:character-count="1928" meta:non-whitespace-character-count="1471"/>
  </office:meta>
</office:document-meta>
</file>